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1503cd" officeooo:paragraph-rsid="001503cd"/>
    </style:style>
    <style:style style:name="P2" style:family="paragraph" style:parent-style-name="Standard">
      <style:paragraph-properties fo:line-height="200%" fo:text-align="center" style:justify-single-word="false"/>
      <style:text-properties style:font-name="Liberation Serif" fo:font-size="16pt" fo:font-weight="bold" officeooo:rsid="001503cd" officeooo:paragraph-rsid="001503cd" style:font-size-asian="16pt" style:font-weight-asian="bold" style:font-size-complex="16pt" style:font-weight-complex="bold"/>
    </style:style>
    <style:style style:name="P3" style:family="paragraph" style:parent-style-name="Standard">
      <style:paragraph-properties fo:line-height="200%" fo:text-align="center" style:justify-single-word="false" fo:break-before="page"/>
      <style:text-properties style:font-name="Liberation Serif" fo:font-size="16pt" fo:font-weight="bold" officeooo:rsid="0034019a" officeooo:paragraph-rsid="0034019a" style:font-size-asian="16pt" style:font-weight-asian="bold" style:font-size-complex="16pt" style:font-weight-complex="bold"/>
    </style:style>
    <style:style style:name="P4" style:family="paragraph" style:parent-style-name="Standard">
      <style:paragraph-properties fo:line-height="200%" fo:text-align="start" style:justify-single-word="false" fo:break-before="page"/>
      <style:text-properties style:font-name="Liberation Serif" fo:font-size="16pt" fo:font-weight="bold" officeooo:rsid="003f44fc" officeooo:paragraph-rsid="005672ab"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Liberation Serif" fo:font-size="12pt" fo:font-weight="normal" officeooo:rsid="001503cd" officeooo:paragraph-rsid="001503c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Liberation Serif" fo:font-size="12pt" fo:font-weight="normal" officeooo:rsid="0015570c" officeooo:paragraph-rsid="0015570c"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Liberation Serif" fo:font-size="12pt" fo:font-weight="normal" officeooo:rsid="0015570c" officeooo:paragraph-rsid="00187ed9"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officeooo:rsid="0017507e" officeooo:paragraph-rsid="0017507e"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normal" officeooo:rsid="001fc992" officeooo:paragraph-rsid="001fc992"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Liberation Serif" fo:font-size="12pt" fo:font-weight="normal" officeooo:rsid="001fc992" officeooo:paragraph-rsid="00206a48" style:font-size-asian="10.5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Liberation Serif" fo:font-size="12pt" fo:font-weight="normal" officeooo:rsid="001c738a" officeooo:paragraph-rsid="001c738a"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Liberation Serif" fo:font-size="12pt" fo:font-weight="normal" officeooo:rsid="002ec94e" officeooo:paragraph-rsid="003d14e4"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style:font-name="Liberation Serif" fo:font-size="12pt" fo:font-weight="normal" officeooo:rsid="002ec94e" officeooo:paragraph-rsid="00727da3"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Liberation Serif" fo:font-size="12pt" fo:font-weight="normal" officeooo:rsid="0034019a" officeooo:paragraph-rsid="0034019a"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style:font-name="Liberation Serif" fo:font-size="12pt" fo:font-weight="normal" officeooo:rsid="0034019a" officeooo:paragraph-rsid="0037615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style:font-name="Liberation Serif" fo:font-size="12pt" fo:font-weight="normal" officeooo:rsid="0043f042" officeooo:paragraph-rsid="0043f042"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Liberation Serif" fo:font-size="12pt" fo:font-weight="normal" officeooo:rsid="0043f042" officeooo:paragraph-rsid="004d2f86"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4291e1" officeooo:paragraph-rsid="0042df8f"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fo:font-size="12pt" fo:font-weight="normal" officeooo:rsid="005bf59a" officeooo:paragraph-rsid="005bf59a"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style:font-name="Liberation Serif" fo:font-size="12pt" fo:font-weight="normal" officeooo:rsid="005672ab" officeooo:paragraph-rsid="005672ab"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erif" fo:font-size="12pt" fo:font-weight="normal" officeooo:rsid="0038a144" officeooo:paragraph-rsid="0039ebc6"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style:font-name="Liberation Serif" fo:font-size="12pt" fo:font-weight="normal" officeooo:rsid="00662592" officeooo:paragraph-rsid="00662592" style:font-size-asian="10.5pt" style:font-weight-asian="normal" style:font-size-complex="12pt" style:font-weight-complex="normal"/>
    </style:style>
    <style:style style:name="P26" style:family="paragraph" style:parent-style-name="Standard">
      <style:paragraph-properties fo:line-height="200%" fo:text-align="start" style:justify-single-word="false" fo:break-before="page"/>
      <style:text-properties style:font-name="Liberation Serif" fo:font-size="12pt" fo:font-weight="bold" officeooo:rsid="0015570c" officeooo:paragraph-rsid="0015570c" style:font-size-asian="10.5pt" style:font-weight-asian="bold" style:font-size-complex="12pt" style:font-weight-complex="bold"/>
    </style:style>
    <style:style style:name="P27" style:family="paragraph" style:parent-style-name="Standard">
      <style:paragraph-properties fo:line-height="200%" fo:text-align="start" style:justify-single-word="false"/>
      <style:text-properties style:font-name="Liberation Serif" fo:font-size="12pt" fo:font-weight="bold" officeooo:rsid="0015570c" officeooo:paragraph-rsid="0015570c" style:font-size-asian="10.5pt" style:font-weight-asian="bold" style:font-size-complex="12pt" style:font-weight-complex="bold"/>
    </style:style>
    <style:style style:name="P28" style:family="paragraph" style:parent-style-name="Standard">
      <style:paragraph-properties fo:line-height="200%" fo:text-align="start" style:justify-single-word="false" fo:break-before="page"/>
      <style:text-properties style:font-name="Liberation Serif" fo:font-size="12pt" fo:font-weight="bold" officeooo:rsid="001c738a" officeooo:paragraph-rsid="001c738a" style:font-size-asian="10.5pt" style:font-weight-asian="bold" style:font-size-complex="12pt" style:font-weight-complex="bold"/>
    </style:style>
    <style:style style:name="P29"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1fc992" style:font-size-asian="10.5pt" style:font-weight-asian="bold" style:font-size-complex="12pt" style:font-weight-complex="bold"/>
    </style:style>
    <style:style style:name="P30" style:family="paragraph" style:parent-style-name="Standard">
      <style:paragraph-properties fo:line-height="200%" fo:text-align="start" style:justify-single-word="false" fo:break-before="page"/>
      <style:text-properties style:font-name="Liberation Serif" fo:font-size="12pt" fo:font-weight="bold" officeooo:rsid="001fc992" officeooo:paragraph-rsid="00206a48" style:font-size-asian="10.5pt" style:font-weight-asian="bold" style:font-size-complex="12pt" style:font-weight-complex="bold"/>
    </style:style>
    <style:style style:name="P31" style:family="paragraph" style:parent-style-name="Standard">
      <style:paragraph-properties fo:line-height="200%" fo:text-align="start" style:justify-single-word="false"/>
      <style:text-properties style:font-name="Liberation Serif" officeooo:paragraph-rsid="0017507e"/>
    </style:style>
    <style:style style:name="P32" style:family="paragraph" style:parent-style-name="Standard">
      <style:paragraph-properties fo:line-height="200%" fo:text-align="start" style:justify-single-word="false" fo:break-before="page"/>
      <style:text-properties style:font-name="Liberation Serif" fo:font-size="18pt" fo:font-weight="bold" officeooo:rsid="00243581" officeooo:paragraph-rsid="00243581" style:font-size-asian="18pt" style:font-weight-asian="bold" style:font-size-complex="18pt" style:font-weight-complex="bold"/>
    </style:style>
    <style:style style:name="P33" style:family="paragraph" style:parent-style-name="Standard">
      <style:paragraph-properties fo:line-height="200%" fo:text-align="start" style:justify-single-word="false"/>
      <style:text-properties style:font-name="Liberation Serif" fo:font-size="18pt" fo:font-weight="bold" officeooo:rsid="00243581" officeooo:paragraph-rsid="00243581" style:font-size-asian="18pt" style:font-weight-asian="bold" style:font-size-complex="18pt" style:font-weight-complex="bold"/>
    </style:style>
    <style:style style:name="P34" style:family="paragraph" style:parent-style-name="Standard">
      <style:paragraph-properties fo:line-height="200%" fo:text-align="start" style:justify-single-word="false"/>
      <style:text-properties style:font-name="Liberation Serif" fo:font-size="18pt" fo:font-weight="bold" officeooo:rsid="002ec94e" officeooo:paragraph-rsid="002ec94e" style:font-size-asian="18pt" style:font-weight-asian="bold" style:font-size-complex="18pt" style:font-weight-complex="bold"/>
    </style:style>
    <style:style style:name="P35" style:family="paragraph" style:parent-style-name="Standard">
      <style:paragraph-properties fo:line-height="200%" fo:text-align="start" style:justify-single-word="false"/>
      <style:text-properties officeooo:paragraph-rsid="0040a259"/>
    </style:style>
    <style:style style:name="P36" style:family="paragraph" style:parent-style-name="Standard">
      <style:paragraph-properties fo:line-height="200%" fo:text-align="start" style:justify-single-word="false"/>
      <style:text-properties officeooo:paragraph-rsid="0043f042"/>
    </style:style>
    <style:style style:name="P37" style:family="paragraph" style:parent-style-name="Standard">
      <style:paragraph-properties fo:line-height="200%" fo:text-align="start" style:justify-single-word="false"/>
      <style:text-properties officeooo:paragraph-rsid="004f14b4"/>
    </style:style>
    <style:style style:name="P38" style:family="paragraph" style:parent-style-name="Standard">
      <style:paragraph-properties fo:line-height="200%" fo:text-align="start" style:justify-single-word="false"/>
      <style:text-properties officeooo:paragraph-rsid="005c993b"/>
    </style:style>
    <style:style style:name="P39" style:family="paragraph" style:parent-style-name="Standard">
      <style:paragraph-properties fo:line-height="200%" fo:text-align="start" style:justify-single-word="false"/>
      <style:text-properties officeooo:paragraph-rsid="0060a423"/>
    </style:style>
    <style:style style:name="P40" style:family="paragraph" style:parent-style-name="Standard">
      <style:paragraph-properties fo:line-height="200%" fo:text-align="start" style:justify-single-word="false"/>
      <style:text-properties officeooo:paragraph-rsid="00662592"/>
    </style:style>
    <style:style style:name="P41" style:family="paragraph" style:parent-style-name="Standard">
      <style:paragraph-properties fo:line-height="200%" fo:text-align="start" style:justify-single-word="false"/>
      <style:text-properties officeooo:paragraph-rsid="007043b9"/>
    </style:style>
    <style:style style:name="P42" style:family="paragraph" style:parent-style-name="Standard">
      <style:paragraph-properties fo:line-height="200%" fo:text-align="start" style:justify-single-word="false"/>
      <style:text-properties officeooo:paragraph-rsid="0071f370"/>
    </style:style>
    <style:style style:name="P43" style:family="paragraph" style:parent-style-name="Standard">
      <style:paragraph-properties fo:line-height="200%" fo:text-align="start" style:justify-single-word="false"/>
      <style:text-properties officeooo:paragraph-rsid="00741b1c"/>
    </style:style>
    <style:style style:name="P44" style:family="paragraph" style:parent-style-name="Standard">
      <style:paragraph-properties fo:line-height="200%" fo:text-align="start" style:justify-single-word="false"/>
      <style:text-properties officeooo:rsid="0038a144" officeooo:paragraph-rsid="0039ebc6"/>
    </style:style>
    <style:style style:name="P45" style:family="paragraph" style:parent-style-name="Standard">
      <style:paragraph-properties fo:line-height="200%" fo:text-align="start" style:justify-single-word="false"/>
      <style:text-properties officeooo:rsid="004291e1" officeooo:paragraph-rsid="0042df8f"/>
    </style:style>
    <style:style style:name="P46" style:family="paragraph" style:parent-style-name="Standard">
      <style:paragraph-properties fo:line-height="200%" fo:text-align="start" style:justify-single-word="false"/>
      <style:text-properties style:font-name="Liberation Serif" fo:font-size="12pt" fo:font-weight="normal" officeooo:rsid="0076ddd5" officeooo:paragraph-rsid="0076ddd5" style:font-size-asian="10.5pt" style:font-weight-asian="normal" style:font-size-complex="12pt" style:font-weight-complex="normal"/>
    </style:style>
    <style:style style:name="P47" style:family="paragraph" style:parent-style-name="Standard" style:list-style-name="L1">
      <style:paragraph-properties fo:line-height="200%" fo:text-align="start" style:justify-single-word="false"/>
      <style:text-properties style:font-name="Liberation Serif" fo:font-size="12pt" fo:font-weight="normal" officeooo:rsid="0076ddd5" officeooo:paragraph-rsid="0076ddd5" style:font-size-asian="12pt" style:font-weight-asian="normal" style:font-size-complex="12pt" style:font-weight-complex="normal"/>
    </style:style>
    <style:style style:name="P48" style:family="paragraph" style:parent-style-name="Standard">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49" style:family="paragraph" style:parent-style-name="Standard" style:list-style-name="L1">
      <style:paragraph-properties fo:line-height="200%" fo:text-align="start" style:justify-single-word="false"/>
      <style:text-properties style:font-name="Liberation Serif" fo:font-size="12pt" fo:font-weight="normal" officeooo:rsid="00781089" officeooo:paragraph-rsid="00781089" style:font-size-asian="12pt" style:font-weight-asian="normal" style:font-size-complex="12pt" style:font-weight-complex="normal"/>
    </style:style>
    <style:style style:name="P50" style:family="paragraph" style:parent-style-name="Standard">
      <style:paragraph-properties fo:line-height="200%" fo:text-align="start" style:justify-single-word="false"/>
      <style:text-properties style:font-name="Liberation Serif" fo:font-size="15pt" fo:font-weight="bold" officeooo:rsid="002ec94e" officeooo:paragraph-rsid="002ec94e" style:font-size-asian="15pt" style:font-weight-asian="bold" style:font-size-complex="15pt" style:font-weight-complex="bold"/>
    </style:style>
    <style:style style:name="P51" style:family="paragraph" style:parent-style-name="Standard">
      <style:paragraph-properties fo:line-height="200%" fo:text-align="start" style:justify-single-word="false"/>
      <style:text-properties style:font-name="Liberation Serif" fo:font-size="14pt" fo:font-weight="bold" officeooo:rsid="002ec94e" officeooo:paragraph-rsid="002ec94e" style:font-size-asian="14pt" style:font-weight-asian="bold" style:font-size-complex="14pt" style:font-weight-complex="bold"/>
    </style:style>
    <style:style style:name="P52" style:family="paragraph" style:parent-style-name="Standard">
      <style:paragraph-properties fo:line-height="200%" fo:text-align="start" style:justify-single-word="false"/>
      <style:text-properties style:font-name="Liberation Serif" fo:font-size="14pt" fo:font-weight="bold" officeooo:rsid="0076ddd5" officeooo:paragraph-rsid="0076ddd5" style:font-size-asian="14pt" style:font-weight-asian="bold" style:font-size-complex="14pt" style:font-weight-complex="bold"/>
    </style:style>
    <style:style style:name="T1" style:family="text">
      <style:text-properties officeooo:rsid="0015570c"/>
    </style:style>
    <style:style style:name="T2" style:family="text">
      <style:text-properties officeooo:rsid="0017507e"/>
    </style:style>
    <style:style style:name="T3" style:family="text">
      <style:text-properties fo:font-size="12pt" fo:font-weight="normal" officeooo:rsid="0017507e" style:font-size-asian="10.5pt" style:font-weight-asian="normal" style:font-size-complex="12pt" style:font-weight-complex="normal"/>
    </style:style>
    <style:style style:name="T4" style:family="text">
      <style:text-properties officeooo:rsid="00187ed9"/>
    </style:style>
    <style:style style:name="T5" style:family="text">
      <style:text-properties officeooo:rsid="0019b8de"/>
    </style:style>
    <style:style style:name="T6" style:family="text">
      <style:text-properties officeooo:rsid="001de88a"/>
    </style:style>
    <style:style style:name="T7" style:family="text">
      <style:text-properties officeooo:rsid="001f2fa5"/>
    </style:style>
    <style:style style:name="T8" style:family="text">
      <style:text-properties officeooo:rsid="001fc992"/>
    </style:style>
    <style:style style:name="T9" style:family="text">
      <style:text-properties officeooo:rsid="002058bf"/>
    </style:style>
    <style:style style:name="T10" style:family="text">
      <style:text-properties officeooo:rsid="00206a48"/>
    </style:style>
    <style:style style:name="T11" style:family="text">
      <style:text-properties officeooo:rsid="00214522"/>
    </style:style>
    <style:style style:name="T12" style:family="text">
      <style:text-properties officeooo:rsid="0034019a"/>
    </style:style>
    <style:style style:name="T13" style:family="text">
      <style:text-properties style:font-name="Liberation Serif" fo:font-size="12pt" fo:font-weight="normal" style:font-size-asian="10.5pt" style:font-weight-asian="normal" style:font-size-complex="12pt" style:font-weight-complex="normal"/>
    </style:style>
    <style:style style:name="T14" style:family="text">
      <style:text-properties style:font-name="Liberation Serif" fo:font-size="12pt" fo:font-weight="normal" officeooo:rsid="0034019a" style:font-size-asian="10.5pt" style:font-weight-asian="normal" style:font-size-complex="12pt" style:font-weight-complex="normal"/>
    </style:style>
    <style:style style:name="T15" style:family="text">
      <style:text-properties style:font-name="Liberation Serif" fo:font-size="12pt" fo:font-weight="normal" officeooo:rsid="002ec94e" style:font-size-asian="10.5pt" style:font-weight-asian="normal" style:font-size-complex="12pt" style:font-weight-complex="normal"/>
    </style:style>
    <style:style style:name="T16" style:family="text">
      <style:text-properties style:font-name="Liberation Serif" fo:font-size="12pt" fo:font-weight="normal" officeooo:rsid="003f44fc" style:font-size-asian="10.5pt" style:font-weight-asian="normal" style:font-size-complex="12pt" style:font-weight-complex="normal"/>
    </style:style>
    <style:style style:name="T17" style:family="text">
      <style:text-properties style:font-name="Liberation Serif" fo:font-size="12pt" fo:font-weight="normal" officeooo:rsid="00411a91" style:font-size-asian="10.5pt" style:font-weight-asian="normal" style:font-size-complex="12pt" style:font-weight-complex="normal"/>
    </style:style>
    <style:style style:name="T18" style:family="text">
      <style:text-properties style:font-name="Liberation Serif" fo:font-size="12pt" fo:font-weight="normal" officeooo:rsid="003bcbd1" style:font-size-asian="10.5pt" style:font-weight-asian="normal" style:font-size-complex="12pt" style:font-weight-complex="normal"/>
    </style:style>
    <style:style style:name="T19" style:family="text">
      <style:text-properties style:font-name="Liberation Serif" fo:font-size="12pt" fo:font-weight="normal" officeooo:rsid="003d14e4" style:font-size-asian="10.5pt" style:font-weight-asian="normal" style:font-size-complex="12pt" style:font-weight-complex="normal"/>
    </style:style>
    <style:style style:name="T20" style:family="text">
      <style:text-properties style:font-name="Liberation Serif" fo:font-size="12pt" fo:font-weight="normal" officeooo:rsid="003ee9ca" style:font-size-asian="10.5pt" style:font-weight-asian="normal" style:font-size-complex="12pt" style:font-weight-complex="normal"/>
    </style:style>
    <style:style style:name="T21" style:family="text">
      <style:text-properties style:font-name="Liberation Serif" fo:font-size="12pt" fo:font-weight="normal" officeooo:rsid="004291e1" style:font-size-asian="10.5pt" style:font-weight-asian="normal" style:font-size-complex="12pt" style:font-weight-complex="normal"/>
    </style:style>
    <style:style style:name="T22" style:family="text">
      <style:text-properties style:font-name="Liberation Serif" fo:font-size="12pt" fo:font-weight="normal" officeooo:rsid="0043f042" style:font-size-asian="10.5pt" style:font-weight-asian="normal" style:font-size-complex="12pt" style:font-weight-complex="normal"/>
    </style:style>
    <style:style style:name="T23" style:family="text">
      <style:text-properties style:font-name="Liberation Serif" fo:font-size="12pt" fo:font-weight="normal" officeooo:rsid="0045a14c" style:font-size-asian="10.5pt" style:font-weight-asian="normal" style:font-size-complex="12pt" style:font-weight-complex="normal"/>
    </style:style>
    <style:style style:name="T24" style:family="text">
      <style:text-properties style:font-name="Liberation Serif" fo:font-size="12pt" fo:font-weight="normal" officeooo:rsid="004713f8" style:font-size-asian="10.5pt" style:font-weight-asian="normal" style:font-size-complex="12pt" style:font-weight-complex="normal"/>
    </style:style>
    <style:style style:name="T25" style:family="text">
      <style:text-properties style:font-name="Liberation Serif" fo:font-size="12pt" fo:font-weight="normal" officeooo:rsid="005672ab" style:font-size-asian="10.5pt" style:font-weight-asian="normal" style:font-size-complex="12pt" style:font-weight-complex="normal"/>
    </style:style>
    <style:style style:name="T26" style:family="text">
      <style:text-properties style:font-name="Liberation Serif" fo:font-size="12pt" fo:font-weight="normal" officeooo:rsid="0057bf63" style:font-size-asian="10.5pt" style:font-weight-asian="normal" style:font-size-complex="12pt" style:font-weight-complex="normal"/>
    </style:style>
    <style:style style:name="T27" style:family="text">
      <style:text-properties style:font-name="Liberation Serif" fo:font-size="12pt" fo:font-weight="normal" officeooo:rsid="005a0c62" style:font-size-asian="10.5pt" style:font-weight-asian="normal" style:font-size-complex="12pt" style:font-weight-complex="normal"/>
    </style:style>
    <style:style style:name="T28" style:family="text">
      <style:text-properties style:font-name="Liberation Serif" fo:font-size="12pt" fo:font-weight="normal" officeooo:rsid="005b5749" style:font-size-asian="10.5pt" style:font-weight-asian="normal" style:font-size-complex="12pt" style:font-weight-complex="normal"/>
    </style:style>
    <style:style style:name="T29" style:family="text">
      <style:text-properties style:font-name="Liberation Serif" fo:font-size="12pt" fo:font-weight="normal" officeooo:rsid="005c16c9" style:font-size-asian="10.5pt" style:font-weight-asian="normal" style:font-size-complex="12pt" style:font-weight-complex="normal"/>
    </style:style>
    <style:style style:name="T30" style:family="text">
      <style:text-properties style:font-name="Liberation Serif" fo:font-size="12pt" fo:font-weight="normal" officeooo:rsid="005c993b" style:font-size-asian="10.5pt" style:font-weight-asian="normal" style:font-size-complex="12pt" style:font-weight-complex="normal"/>
    </style:style>
    <style:style style:name="T31" style:family="text">
      <style:text-properties style:font-name="Liberation Serif" fo:font-size="12pt" fo:font-weight="normal" officeooo:rsid="005bf59a" style:font-size-asian="10.5pt" style:font-weight-asian="normal" style:font-size-complex="12pt" style:font-weight-complex="normal"/>
    </style:style>
    <style:style style:name="T32" style:family="text">
      <style:text-properties style:font-name="Liberation Serif" fo:font-size="12pt" fo:font-weight="normal" officeooo:rsid="0060a423" style:font-size-asian="10.5pt" style:font-weight-asian="normal" style:font-size-complex="12pt" style:font-weight-complex="normal"/>
    </style:style>
    <style:style style:name="T33" style:family="text">
      <style:text-properties style:font-name="Liberation Serif" fo:font-size="12pt" fo:font-weight="normal" officeooo:rsid="00662592" style:font-size-asian="10.5pt" style:font-weight-asian="normal" style:font-size-complex="12pt" style:font-weight-complex="normal"/>
    </style:style>
    <style:style style:name="T34" style:family="text">
      <style:text-properties style:font-name="Liberation Serif" fo:font-size="12pt" fo:font-weight="normal" officeooo:rsid="007043b9" style:font-size-asian="10.5pt" style:font-weight-asian="normal" style:font-size-complex="12pt" style:font-weight-complex="normal"/>
    </style:style>
    <style:style style:name="T35" style:family="text">
      <style:text-properties style:font-name="Liberation Serif" fo:font-size="12pt" fo:font-weight="normal" officeooo:rsid="0071f370" style:font-size-asian="10.5pt" style:font-weight-asian="normal" style:font-size-complex="12pt" style:font-weight-complex="normal"/>
    </style:style>
    <style:style style:name="T36" style:family="text">
      <style:text-properties style:font-name="Liberation Serif" fo:font-size="12pt" fo:font-weight="normal" officeooo:rsid="00727da3" style:font-size-asian="10.5pt" style:font-weight-asian="normal" style:font-size-complex="12pt" style:font-weight-complex="normal"/>
    </style:style>
    <style:style style:name="T37" style:family="text">
      <style:text-properties style:font-name="Liberation Serif" fo:font-size="12pt" fo:font-weight="normal" officeooo:rsid="00741b1c" style:font-size-asian="10.5pt" style:font-weight-asian="normal" style:font-size-complex="12pt" style:font-weight-complex="normal"/>
    </style:style>
    <style:style style:name="T3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666807"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7043b9"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71f370"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normal" officeooo:rsid="003f44fc" style:font-size-asian="12pt" style:font-style-asian="normal" style:font-size-complex="12pt" style:font-style-complex="normal"/>
    </style:style>
    <style:style style:name="T43" style:family="text">
      <style:text-properties style:font-name="Liberation Serif" fo:font-size="12pt" fo:font-style="normal" fo:font-weight="normal" officeooo:rsid="004f14b4" style:font-size-asian="10.5pt" style:font-style-asian="normal" style:font-weight-asian="normal" style:font-size-complex="12pt" style:font-style-complex="normal" style:font-weight-complex="normal"/>
    </style:style>
    <style:style style:name="T44" style:family="text">
      <style:text-properties style:font-name="Liberation Serif" fo:font-size="16pt" fo:font-weight="bold" officeooo:rsid="003f44fc" style:font-size-asian="16pt" style:font-weight-asian="bold" style:font-size-complex="16pt" style:font-weight-complex="bold"/>
    </style:style>
    <style:style style:name="T45" style:family="text">
      <style:text-properties style:font-name="Liberation Serif" fo:font-size="16pt" fo:font-weight="bold" officeooo:rsid="00727da3" style:font-size-asian="16pt" style:font-weight-asian="bold" style:font-size-complex="16pt" style:font-weight-complex="bold"/>
    </style:style>
    <style:style style:name="T46" style:family="text">
      <style:text-properties fo:font-style="italic" style:font-style-asian="italic" style:font-style-complex="italic"/>
    </style:style>
    <style:style style:name="T47" style:family="text">
      <style:text-properties fo:font-style="italic" officeooo:rsid="003f44fc" style:font-style-asian="italic" style:font-style-complex="italic"/>
    </style:style>
    <style:style style:name="T48" style:family="text">
      <style:text-properties fo:font-style="italic" officeooo:rsid="004f14b4" style:font-style-asian="italic" style:font-style-complex="italic"/>
    </style:style>
    <style:style style:name="T49" style:family="text">
      <style:text-properties fo:font-style="italic" officeooo:rsid="005c993b" style:font-style-asian="italic" style:font-style-complex="italic"/>
    </style:style>
    <style:style style:name="T50" style:family="text">
      <style:text-properties officeooo:rsid="0037615c"/>
    </style:style>
    <style:style style:name="T51" style:family="text">
      <style:text-properties style:text-position="super 58%" style:font-name="Liberation Serif" fo:font-size="12pt" fo:font-weight="normal" style:font-size-asian="10.5pt" style:font-weight-asian="normal" style:font-size-complex="12pt" style:font-weight-complex="normal"/>
    </style:style>
    <style:style style:name="T52" style:family="text">
      <style:text-properties officeooo:rsid="0037a93d"/>
    </style:style>
    <style:style style:name="T53" style:family="text">
      <style:text-properties officeooo:rsid="0038a144"/>
    </style:style>
    <style:style style:name="T54" style:family="text">
      <style:text-properties officeooo:rsid="003b5221"/>
    </style:style>
    <style:style style:name="T55" style:family="text">
      <style:text-properties officeooo:rsid="003bcbd1"/>
    </style:style>
    <style:style style:name="T56" style:family="text">
      <style:text-properties officeooo:rsid="003d14e4"/>
    </style:style>
    <style:style style:name="T57" style:family="text">
      <style:text-properties fo:font-style="normal" style:font-style-asian="normal" style:font-style-complex="normal"/>
    </style:style>
    <style:style style:name="T58" style:family="text">
      <style:text-properties fo:font-style="normal" officeooo:rsid="00411a91" style:font-style-asian="normal" style:font-style-complex="normal"/>
    </style:style>
    <style:style style:name="T59" style:family="text">
      <style:text-properties fo:font-style="normal" officeooo:rsid="003f44fc" style:font-style-asian="normal" style:font-style-complex="normal"/>
    </style:style>
    <style:style style:name="T60" style:family="text">
      <style:text-properties fo:font-style="normal" officeooo:rsid="004f14b4" style:font-style-asian="normal" style:font-style-complex="normal"/>
    </style:style>
    <style:style style:name="T61" style:family="text">
      <style:text-properties fo:font-style="normal" officeooo:rsid="005c993b" style:font-style-asian="normal" style:font-style-complex="normal"/>
    </style:style>
    <style:style style:name="T62" style:family="text">
      <style:text-properties officeooo:rsid="00438826"/>
    </style:style>
    <style:style style:name="T63" style:family="text">
      <style:text-properties officeooo:rsid="004713f8"/>
    </style:style>
    <style:style style:name="T64" style:family="text">
      <style:text-properties officeooo:rsid="004aa506"/>
    </style:style>
    <style:style style:name="T65" style:family="text">
      <style:text-properties officeooo:rsid="004cabdc"/>
    </style:style>
    <style:style style:name="T66" style:family="text">
      <style:text-properties officeooo:rsid="004d2f86"/>
    </style:style>
    <style:style style:name="T67" style:family="text">
      <style:text-properties officeooo:rsid="004edd98"/>
    </style:style>
    <style:style style:name="T68" style:family="text">
      <style:text-properties officeooo:rsid="004f082e"/>
    </style:style>
    <style:style style:name="T69" style:family="text">
      <style:text-properties officeooo:rsid="005c107d"/>
    </style:style>
    <style:style style:name="T70" style:family="text">
      <style:text-properties officeooo:rsid="00634950"/>
    </style:style>
    <style:style style:name="T71" style:family="text">
      <style:text-properties officeooo:rsid="00662592"/>
    </style:style>
    <style:style style:name="T72" style:family="text">
      <style:text-properties officeooo:rsid="00666807"/>
    </style:style>
    <style:style style:name="T73" style:family="text">
      <style:text-properties officeooo:rsid="0069a83d"/>
    </style:style>
    <style:style style:name="T74" style:family="text">
      <style:text-properties officeooo:rsid="006b1f30"/>
    </style:style>
    <style:style style:name="T75" style:family="text">
      <style:text-properties officeooo:rsid="006bc4d3"/>
    </style:style>
    <style:style style:name="T76" style:family="text">
      <style:text-properties officeooo:rsid="006c1803"/>
    </style:style>
    <style:style style:name="T77" style:family="text">
      <style:text-properties officeooo:rsid="006cba9d"/>
    </style:style>
    <style:style style:name="T78" style:family="text">
      <style:text-properties officeooo:rsid="007043b9"/>
    </style:style>
    <style:style style:name="T79" style:family="text">
      <style:text-properties officeooo:rsid="0071f370"/>
    </style:style>
    <style:style style:name="T80" style:family="text">
      <style:text-properties officeooo:rsid="00727da3"/>
    </style:style>
    <style:style style:name="T81" style:family="text">
      <style:text-properties officeooo:rsid="003f44fc"/>
    </style:style>
    <style:style style:name="T82" style:family="text">
      <style:text-properties fo:font-size="16pt" style:font-size-asian="16pt" style:font-size-complex="16pt"/>
    </style:style>
    <style:style style:name="T83" style:family="text">
      <style:text-properties officeooo:rsid="0076ddd5"/>
    </style:style>
    <style:style style:name="T84" style:family="text">
      <style:text-properties officeooo:rsid="00781089"/>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ing Smartphone Images with Human Faces to Discriminate A Selected Face Using Deep Learning</text:p>
      <text:p text:style-name="P6"/>
      <text:p text:style-name="P6"/>
      <text:p text:style-name="P6">Wycliffe Atswenje Sikolia</text:p>
      <text:p text:style-name="P6"/>
      <text:p text:style-name="P6"/>
      <text:p text:style-name="P6"/>
      <text:p text:style-name="P6">A research proposal submitted to the Department of Statistics and Actuarial Science in partial fulfillment of the requirement for the award of the degree of a Post Graduate Diploma in Applied Statistics of Jomo Kenyatta University of Agriculture and Technology.</text:p>
      <text:p text:style-name="P5"/>
      <text:p text:style-name="P5"/>
      <text:p text:style-name="P7">2022</text:p>
      <text:p text:style-name="P8"/>
      <text:p text:style-name="P8"/>
      <text:p text:style-name="P8"/>
      <text:p text:style-name="P26">DECLARATION</text:p>
      <text:p text:style-name="P9">This research proposal is my own work and has not been presented elsewhere for a degree award.</text:p>
      <text:p text:style-name="P9"/>
      <text:p text:style-name="P9">Signature ................................................… <text:s text:c="24"/>Date <text:s/>…..............................................</text:p>
      <text:p text:style-name="P11">Wycliffe Atswenje Sikolia</text:p>
      <text:p text:style-name="P12">SCB384-3284/2013</text:p>
      <text:p text:style-name="P9"/>
      <text:p text:style-name="P27">Declaration by supervisors.</text:p>
      <text:p text:style-name="P9">This research proposal has been submitted for examination with our approval as university supervisors.</text:p>
      <text:p text:style-name="P9"/>
      <text:p text:style-name="P9">Signature ...............................……………. <text:s text:c="24"/>Date .....................................……….</text:p>
      <text:p text:style-name="P31"><text:span text:style-name="T3">Professor </text:span>Anthony Gichuhi Waititu</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9"/>
      <text:p text:style-name="P9">Signature ...............................……………. <text:s text:c="24"/>Date ..........................………………</text:p>
      <text:p text:style-name="P9"><text:span text:style-name="T5">Dr</text:span>. Anthony Kibera Wanjoya</text:p>
      <text:p text:style-name="P10"><text:span text:style-name="T4">Department of </text:span>Statistics and Actuarial Sciences</text:p>
      <text:p text:style-name="P10">J<text:span text:style-name="T4">omo </text:span>K<text:span text:style-name="T4">enyatta </text:span>University<text:span text:style-name="T4"> of </text:span>A<text:span text:style-name="T4">griculture and </text:span>T<text:span text:style-name="T4">echnology</text:span></text:p>
      <text:p text:style-name="P10"/>
      <text:p text:style-name="P10"/>
      <text:p text:style-name="P10"/>
      <text:p text:style-name="P10"/>
      <text:p text:style-name="P10"/>
      <text:p text:style-name="P28">DE<text:span text:style-name="T11">DICATION</text:span></text:p>
      <text:p text:style-name="P14">I dedicate my <text:span text:style-name="T6">proposal</text:span> to my family and friends. I am particularly grateful to my father whose moral support has been instrumental <text:span text:style-name="T6">in my studies. My parents financial support and constant encouragement has been key to getting this far. My brothers Melchizedek Emmanuel Makuto, Hassan Chebkos, and Felix Imani have also been encouraging me all the way. I remember visiting them and calling them to laugh my stress of </text:span><text:span text:style-name="T8">during my studies</text:span><text:span text:style-name="T6">. My Dad, Dr. Stephen Sikolia’s moral support and my friend Ken Macharia’s words of positive affirmation gave me the spirit to keep going. My church also played a crucial role in my studies because the church strengthening me spiritually and emotionally. Above all I thank God for giving keeping me healthy </text:span><text:span text:style-name="T7">and giving me the knowledge to complete my studies.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ACKNOWLEDGMENT</text:p>
      <text:p text:style-name="P13">Special regards to my supervisors p<text:span text:style-name="T2">rofessor </text:span>Anthony Gichuhi Waititu and Dr. <text:span text:style-name="T1">Anthony Kibera Wanjoya </text:span><text:span text:style-name="T9">for believing in me. Their continuous support, insightful comments, and immense knowledge have played a crucial role in this work. Their demand for excellence drove me to give my best in </text:span><text:span text:style-name="T10">this</text:span><text:span text:style-name="T9"> thesis. My friend Festus Were has </text:span><text:span text:style-name="T10">also </text:span><text:span text:style-name="T9">been instrumental because he kept on checking up on me and </text:span><text:span text:style-name="T10">my work. Our social meetings with Festus gave me several ideas on possible research topics for this proposal. I would also like to thank members of the department of statistics and actuarial sciences from the Jomo Kenyatta University of Agriculture and Technology for their support in my studies.</text:span></text:p>
      <text:p text:style-name="P13"/>
      <text:p text:style-name="P13"/>
      <text:p text:style-name="P13"/>
      <text:p text:style-name="P13"/>
      <text:p text:style-name="P13"/>
      <text:p text:style-name="P13"/>
      <text:p text:style-name="P13"/>
      <text:p text:style-name="P30"><text:span text:style-name="T10">ABSTRACT</text:span><text:span text:style-name="T9"> </text:span></text:p>
      <text:p text:style-name="P14"/>
      <text:p text:style-name="P14"/>
      <text:p text:style-name="P14"/>
      <text:p text:style-name="P14"/>
      <text:p text:style-name="P10"/>
      <text:p text:style-name="P10"/>
      <text:p text:style-name="P10"/>
      <text:p text:style-name="P10"/>
      <text:p text:style-name="P10"/>
      <text:p text:style-name="P10"/>
      <text:p text:style-name="P32">Chapter One</text:p>
      <text:p text:style-name="P33">Introduction</text:p>
      <text:p text:style-name="P34">1.1 Background of Study</text:p>
      <text:p text:style-name="P15"><text:tab/><text:span text:style-name="T12">The emergence of big data has disrupted technology. </text:span><text:span text:style-name="T50">Critical to the discussion is the fact that the data science is </text:span><text:span text:style-name="T52">one of the best professions of the big data era</text:span><text:span text:style-name="T50">. As evidenced, Davenport and Patil (2012) published an article </text:span><text:span text:style-name="T52">arguing that data science is the sexiest job of the century. In a different publication, </text:span><text:span text:style-name="T12">Vicario and Coleman (2018) </text:span><text:span text:style-name="T52">mention that data scientists </text:span><text:span text:style-name="T55">work in industries such as </text:span><text:span text:style-name="T52">technology, production industries, e-commerce, and even agriculture. </text:span><text:span text:style-name="T56">Clearly, the need for skilled personnel in data science is growing at an alarming rate, which has resulted in a lot of competition among giant companies in technology. </text:span><text:span text:style-name="T55">This has led to innovations such</text:span><text:span text:style-name="T53"> as speech recognition</text:span><text:span text:style-name="T55">(siri) by apple, image detection by Google, </text:span><text:span text:style-name="T53">and </text:span><text:span text:style-name="T55">video recommendation from YouTube.</text:span><text:span text:style-name="T53"> </text:span><text:span text:style-name="T63">Indeed, giant technology companies are consuming big data to create applications that are are revolutionizing the world. </text:span><text:span text:style-name="T54">These recent innovations prove that </text:span><text:span text:style-name="T63">data science is growing rapidly and that the world is yet </text:span><text:span text:style-name="T54"><text:s/>to see additional applications that will consume big data. </text:span></text:p>
      <text:p text:style-name="P36"><text:span text:style-name="T15"><text:tab/></text:span><text:span text:style-name="T24">The b</text:span><text:span text:style-name="T18">ig data era is fueled by gadgets that </text:span><text:span text:style-name="T19">emit and store huge amounts of data. </text:span><text:span text:style-name="T20">Examples of such gadgets include the smartphone</text:span><text:span text:style-name="T21">s,</text:span><text:span text:style-name="T20"> laptops, desktops, and IOT devices such as smart watches, and smart refrigerators. Owing to the recent increase in the amount of such data, people today store their extra data in the cloud and external hard drives but some of </text:span><text:span text:style-name="T22">people</text:span><text:span text:style-name="T20"> still store their data in gadgets that produce that data. </text:span><text:span text:style-name="T17"><text:s/></text:span><text:span text:style-name="T24">Critical to the discussion is the fact</text:span><text:span text:style-name="T22"> that smartphones have limited spaces implying that smartphone users at times extend their storage to the cloud. </text:span><text:span text:style-name="T24">Additionally, the</text:span><text:span text:style-name="T22"> huge amount of storage space in smartphones is consumed by images and videos. These images and videos are mostly from social media while some of them come from pictures and videos recorded from smartphones. </text:span><text:span text:style-name="T23">In short, smartphones </text:span><text:span text:style-name="T24">produce a considerable amount of data that should be harnessed.</text:span></text:p>
      <text:p text:style-name="P19"><text:soft-page-break/></text:p>
      <text:p text:style-name="P19"/>
      <text:p text:style-name="P20"><text:tab/><text:span text:style-name="T64">Indeed, huge technology companies such as Google and Apple have developed world class applications that have enabled them to enjoy a competitive advantage over other companies. <text:s/></text:span><text:span text:style-name="T65">T</text:span><text:span text:style-name="T64">hese data science applications (from Google and Apple) have been made possible by techniques such as support vector machines, random forests, decision trees, and neural networks. </text:span><text:span text:style-name="T65">The term neural network refers to a connection of layers comprising of units called perceptrons, which is made up of an input layer (the predictor variables), a processing unit, and an output layer. </text:span><text:span text:style-name="T68">T</text:span><text:span text:style-name="T66">he processing unit could comprise of one or more hidden layers. That said, </text:span><text:span text:style-name="T65">deep learning </text:span><text:span text:style-name="T66">occurs when </text:span><text:span text:style-name="T65">a neural network </text:span><text:span text:style-name="T66">is created </text:span><text:span text:style-name="T65">with more than one hidden layer. </text:span><text:span text:style-name="T67">Having defined deep learning, it is imperative to highlight that decision trees and support vector machines were more famous than neural networks. However, the neural networks were brought to fame when Geoffrey Hinton et al (2006) developed a neural network that predicted hand written digits with an accuracy of 98%. </text:span></text:p>
      <text:p text:style-name="P39"><text:span text:style-name="T16"><text:tab/></text:span><text:span text:style-name="T25">Another field that emerged from deep learning is facial recognition. <text:s/></text:span><text:span text:style-name="T26">Lately, </text:span><text:span text:style-name="T27">the field of facial recognition has attracted a lot of attention from scholars and practitioners. </text:span><text:span text:style-name="T25"><text:s/></text:span><text:span text:style-name="T28">Some of the </text:span><text:span text:style-name="T29">innovations that have emerged out of facial recognition include development of home authentication systems, attendance management systems, security surveillance systems, </text:span><text:span text:style-name="T30">and emotion recognition systems. Critical to the debate is the fact that different solutions of creating facial recognition systems have been proposed. This owes to the fact that Fu (2021) mentions the facial recognitions using geometric features, facial recognition based on a template, and model based facial recognition as some of the solutions that are used to create facial recognition systems. Additionally, </text:span><text:span text:style-name="T31">Ranjan</text:span><text:span text:style-name="T32"> et al., (2020) mentions that the traditional model based facial recognition system relies on one hundred and twenty eight predictor variables. In summary, facial recognition is a new field that emerged out of deep learning and should be researched further.</text:span></text:p>
      <text:p text:style-name="P23"/>
      <text:p text:style-name="P4">1.2 Problem <text:span text:style-name="T80">S</text:span>tatement</text:p>
      <text:p text:style-name="P43"><text:span text:style-name="T16"><text:tab/></text:span><text:span text:style-name="T76">As already mentioned, deep learning has enabled researchers to develop facial recognition systems. However, most of the developed solutions were created in European countries </text:span><text:span text:style-name="T77">implying facial recognition based on African faces are yet to be developed. </text:span><text:span text:style-name="T78">In addition, Najibi (2020) reveals that the existing technologies are subject to racial bias especially against Black Americans. This indicates that the current facial recognition systems will not work well for Africans. Imperative to the debate is the truth that some of the existing facial recognition systems use one hundred and twenty eight variables for facial recognition. </text:span><text:span text:style-name="T79">According to </text:span><text:span text:style-name="T35">Rehman et al., (2016) using a lot of variables in a machine learning model could result in the curse of dimensionality, which often results in overfitting. </text:span><text:span text:style-name="T37">T</text:span><text:span text:style-name="T36">he same author also argues that a high number of predictor variables in a model always increases the accuracy of the resulting model. This paper proposes using forty two variables in the hope of examining whether the reduction from the traditional one hundred and twenty eight variables will result in a more efficient and accurate model.</text:span></text:p>
      <text:p text:style-name="P43"><text:span text:style-name="T44">1.</text:span><text:span text:style-name="T45">3</text:span><text:span text:style-name="T44"> Justification of the study</text:span></text:p>
      <text:p text:style-name="P16"><text:span text:style-name="T70"><text:tab/>B</text:span><text:span text:style-name="T81">lahnik </text:span><text:span text:style-name="T62">and </text:span><text:span text:style-name="T81">Schindelbeck </text:span><text:span text:style-name="T62">(2021) argue that </text:span>some 2 trillion pictures will likely be taken <text:span text:style-name="T62">every</text:span> year, which is twice as <text:span text:style-name="T62">much</text:span> compared with five years <text:span text:style-name="T62">ago and</text:span> <text:span text:style-name="T62">a</text:span>n upwards of 90% of them are taken using a smartphone<text:span text:style-name="T70">s</text:span>. <text:span text:style-name="T72">In another study, Dermawi and Tolle (2019) reveal that most downloaded applications from Google Play Store as of August 2018 were in the photography category. </text:span><text:span text:style-name="T62"><text:s/></text:span><text:span text:style-name="T75">It follows that managing and perusing through images and videos stored in a smartphone could be a daunting task. </text:span><text:span text:style-name="T73">For instance, </text:span><text:span text:style-name="T75">consider </text:span><text:span text:style-name="T73">a smartphone user with an estimated 5 gigabytes of images and videos, </text:span><text:span text:style-name="T75">such a person </text:span><text:span text:style-name="T73">will find it frustrating to scroll through the images and videos </text:span><text:span text:style-name="T74">looking for pictures and videos belonging to a particular person. </text:span><text:span text:style-name="T75">Moreover, smartphone users tend to have images and videos of their close family members stored. Critical to the discussion is the truth that close family members tend to have resembling faces. </text:span><text:span text:style-name="T62">Th</text:span><text:span text:style-name="T75">u</text:span><text:span text:style-name="T62">s, </text:span><text:span text:style-name="T75">researchers should develop tools that can help smartphone users </text:span><text:span text:style-name="T76">peruse through images and videos efficiently.</text:span></text:p>
      <text:p text:style-name="P50"><text:soft-page-break/>1.4 <text:span text:style-name="T82">OBJECTIVES OF THE STUDY</text:span></text:p>
      <text:p text:style-name="P51">1.4.1 General <text:span text:style-name="T83">O</text:span>bjective</text:p>
      <text:p text:style-name="P46">To create a deep learning model that can detect African faces using smartphone images</text:p>
      <text:p text:style-name="P52">1.4.2 Specific Objectives</text:p>
      <text:list xml:id="list2808813483" text:style-name="L1">
        <text:list-item>
          <text:p text:style-name="P47">To use convolutional neural networks to build a model that can detect faces given a list of smartphone images.</text:p>
        </text:list-item>
        <text:list-item>
          <text:p text:style-name="P47">To use <text:span text:style-name="T84">recurrent </text:span>neural networks to build a model that can detect faces given a list of smartphone images.</text:p>
        </text:list-item>
        <text:list-item>
          <text:p text:style-name="P47">To use <text:span text:style-name="T84">long short term memory</text:span> neural networks to build a model that can detect faces given a list of smartphone images.</text:p>
        </text:list-item>
        <text:list-item>
          <text:p text:style-name="P49">To compare the performance of convolutional, recurrent, and long short term memory neural on African faces from smartphone pictures.</text:p>
        </text:list-item>
      </text:list>
      <text:p text:style-name="P48"/>
      <text:p text:style-name="P3">References</text:p>
      <text:p text:style-name="P21">Blahnik, V. &amp; Schindelbeck, O. (2021). Smartphone <text:span text:style-name="T71">I</text:span>maging <text:span text:style-name="T71">T</text:span>echnology and its <text:span text:style-name="T71">A</text:span>pplications. </text:p>
      <text:p text:style-name="P45"><text:span text:style-name="T13"><text:tab/></text:span><text:span text:style-name="T38">Advanced Optical Technologies, 10(3), 145-232</text:span><text:span text:style-name="T13">. https://doi.org/10.1515/aot-2021-0023</text:span></text:p>
      <text:p text:style-name="P44"><text:span text:style-name="T14">D</text:span><text:span text:style-name="T13">avenport, H. T., and Patil, J. D. (2012). Data Scientist:The Sexiest Job of the 21</text:span><text:span text:style-name="T51">st</text:span><text:span text:style-name="T13"> Century. Harvard </text:span></text:p>
      <text:p text:style-name="P24"><text:tab/>Business Review. Retrieved from: https://hbr.org/2012/10/data-scientist-the-sexiest-job-of-t<text:tab/>he-21st-century.</text:p>
      <text:p text:style-name="P25">Dermawi, R., and Tolle, H. (2019). <text:s/>What Factors Influence Users to Install a Photography-</text:p>
      <text:p text:style-name="P40"><text:span text:style-name="T33"><text:tab/>Category Application to their Android Smartphone? </text:span><text:span text:style-name="T39">In</text:span><text:span text:style-name="T46">ternational Journal of Interactive <text:tab/>Mobile Technologies, </text:span>13(02):4. <text:span text:style-name="T72">https://doi</text:span>:10.3991/ijim.v13i02.6726</text:p>
      <text:p text:style-name="P38"><text:span text:style-name="T58">F</text:span><text:span text:style-name="T61">u, X. (2021). Design of Facial Recognition System Based on Visual Communication Effect. <text:tab/></text:span><text:span text:style-name="T49">Computational Intelligence and Neuroscience</text:span><text:span text:style-name="T61">, </text:span><text:span text:style-name="T57">2021(4):1-9</text:span><text:span text:style-name="T61">. <text:tab/>https://doi.org/10.1155/2021/1539596</text:span></text:p>
      <text:p text:style-name="P37"><text:span text:style-name="T58">H</text:span><text:span text:style-name="T60">inton, E. G., Osindero, O., and Teh, Y. (2006). </text:span><text:span text:style-name="T57">A Fast Learning Algorithm for Deep Belief Nets</text:span><text:span text:style-name="T60">. </text:span></text:p>
      <text:p text:style-name="P37"><text:span text:style-name="T60"><text:tab/></text:span><text:span text:style-name="T48">Neural Computation, </text:span><text:span text:style-name="T60">18(7):1527-54. https://doi:10.1162/neco.2006.18.7.1527</text:span></text:p>
      <text:p text:style-name="P41"><text:span text:style-name="T34">Najibi, A. (2020). </text:span><text:span text:style-name="T40">Racial Discrimination in Face Recognition Technology</text:span><text:span text:style-name="T34">. Retrieved from <text:tab/>https://sitn.hms.harvard.edu/flash/2020/racial-discrimination-in-face-recognition-<text:tab/>technology/</text:span></text:p>
      <text:p text:style-name="P22">Ranjan, A., Behera, N. J., and Reza. M. (2020). <text:span text:style-name="T46">A Parallel Approach for Real-Time Face</text:span></text:p>
      <text:p text:style-name="P22"><text:span text:style-name="T46"><text:tab/>Recognition from a Large Database</text:span>. <text:span text:style-name="T69">Retrieved from: https://arxiv.org/pdf/2011.00443.pdf</text:span></text:p>
      <text:p text:style-name="P42"><text:span text:style-name="T35">Rehman, H. M., Liew, S. C., Abbas, A., Jayaraman, P. P., Wah, Y. T., and Khan U. S. (2016). Big <text:tab/>Data Reduction Methods: A Survey. </text:span><text:span text:style-name="T41">Data Science and Engineering</text:span><text:span text:style-name="T35">, (2016) 1:265–284, <text:tab/></text:span><text:span text:style-name="T43">https://doi:</text:span><text:span text:style-name="T60">10.1007/s41019-016-0022-0</text:span></text:p>
      <text:p text:style-name="P18">Vicario, G., and Coleman, S. (2018). A Review of Data Science in Business and Industry and a </text:p>
      <text:p text:style-name="P35"><text:span text:style-name="T14"><text:tab/>Future Review. </text:span><text:span text:style-name="T46">Applied Stochastic Models in Business and Industry, </text:span><text:span text:style-name="T59">36(1), 6-18</text:span><text:span text:style-name="T47">. </text:span></text:p>
      <text:p text:style-name="P35"><text:span text:style-name="T47"><text:tab/></text:span><text:span text:style-name="T59">https://</text:span><text:span text:style-name="T58">doi</text:span><text:span text:style-name="T42">:10.1002/asmb.2488</text:span></text:p>
      <text:p text:style-name="P1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2:04:04.886406138</meta:creation-date>
    <dc:date>2022-02-03T14:20:29.262416436</dc:date>
    <meta:editing-duration>PT3H12M8S</meta:editing-duration>
    <meta:editing-cycles>22</meta:editing-cycles>
    <meta:generator>LibreOffice/7.2.5.2$Linux_X86_64 LibreOffice_project/20$Build-2</meta:generator>
    <meta:document-statistic meta:table-count="0" meta:image-count="0" meta:object-count="0" meta:page-count="11" meta:paragraph-count="60" meta:word-count="1691" meta:character-count="11489" meta:non-whitespace-character-count="9755"/>
  </office:meta>
</office:document-meta>
</file>